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Gargi" svg:font-family="Gargi" style:font-pitch="variable"/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style:font-name="Liberation Sans" fo:font-size="12pt" style:font-size-asian="12pt" style:font-size-complex="12pt"/>
    </style:style>
    <style:style style:name="P2" style:family="paragraph" style:parent-style-name="Standard">
      <style:text-properties fo:color="#000000" loext:opacity="100%" style:font-name="Liberation Sans" fo:font-size="12pt" officeooo:rsid="003451a7" officeooo:paragraph-rsid="003451a7" style:font-size-asian="12pt" style:font-size-complex="12pt"/>
    </style:style>
    <style:style style:name="P3" style:family="paragraph" style:parent-style-name="Standard">
      <style:text-properties fo:color="#000000" loext:opacity="100%" style:font-name="Liberation Sans" fo:font-size="12pt" fo:font-weight="bold" officeooo:rsid="003451a7" officeooo:paragraph-rsid="003451a7" style:font-size-asian="12pt" style:font-weight-asian="bold" style:font-size-complex="12pt" style:font-weight-complex="bold"/>
    </style:style>
    <style:style style:name="T1" style:family="text">
      <style:text-properties officeooo:rsid="003096dc"/>
    </style:style>
    <style:style style:name="T2" style:family="text">
      <style:text-properties fo:font-variant="normal" fo:text-transform="none" fo:color="#eff1f4" loext:opacity="100%" style:font-name="Inter" fo:font-size="9pt" fo:letter-spacing="normal" fo:font-style="normal" fo:font-weight="normal"/>
    </style:style>
    <style:style style:name="T3" style:family="text">
      <style:text-properties fo:font-variant="normal" fo:text-transform="none" style:font-name="Inter" fo:font-size="9pt" fo:letter-spacing="normal" fo:font-style="normal" fo:font-weight="normal"/>
    </style:style>
    <style:style style:name="T4" style:family="text">
      <style:text-properties fo:font-variant="normal" fo:text-transform="none" style:font-name="Inter" fo:letter-spacing="normal" fo:font-style="normal" fo:font-weight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3669d7"/>
    </style:style>
    <style:style style:name="T8" style:family="text">
      <style:text-properties fo:font-variant="normal" fo:text-transform="none" fo:letter-spacing="normal" fo:font-style="normal" fo:font-weight="normal" officeooo:rsid="0036ce30"/>
    </style:style>
    <style:style style:name="T9" style:family="text">
      <style:text-properties fo:font-variant="normal" fo:text-transform="none" fo:letter-spacing="normal" fo:font-style="normal" fo:font-weight="normal" officeooo:rsid="003995a2"/>
    </style:style>
    <style:style style:name="T10" style:family="text">
      <style:text-properties fo:font-variant="normal" fo:text-transform="none" fo:letter-spacing="normal" fo:font-style="normal" officeooo:rsid="0036ce3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Assíncrono - Fetch API e async/await<text:tab/><text:tab/><text:tab/><text:tab/><text:span text:style-name="T1">09/06/2023</text:span></text:p>
      <text:p text:style-name="P1"><text:span text:style-name="T2"/></text:p>
      <text:p text:style-name="P3"><text:span text:style-name="T5">O que é </text:span><text:span text:style-name="T10">P</text:span><text:span text:style-name="T5">romisse?</text:span></text:p>
      <text:p text:style-name="P2"><text:span text:style-name="T6">- É uma ferramenta no JS que lida com códigos assíncronos.</text:span></text:p>
      <text:p text:style-name="P2"><text:span text:style-name="T6">- </text:span><text:span text:style-name="T7">Esses códigos são executados fora do fluxo sequencial da aplicação. </text:span></text:p>
      <text:p text:style-name="P2"><text:span text:style-name="T6">- </text:span><text:span text:style-name="T9">A Promisse pode ter 3 estados: pending, fulfilled, rejected (pendente, realizada, rejeitada)</text:span></text:p>
      <text:p text:style-name="P2"><text:span text:style-name="T9">-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Gargi" svg:font-family="Gargi" style:font-pitch="variable"/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2:27:01.342185451</meta:creation-date>
    <dc:date>2023-06-09T20:24:55.217917560</dc:date>
    <meta:editing-duration>PT1H23M57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" meta:paragraph-count="6" meta:word-count="48" meta:character-count="302" meta:non-whitespace-character-count="255"/>
  </office:meta>
</office:document-meta>
</file>